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000000" draw:fill="none" draw:textarea-vertical-align="middle" draw:auto-grow-height="false" draw:fit-to-size="false" fo:min-height="1.905cm" fo:min-width="6.629cm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min-height="28.951cm" fo:min-width="49.078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measure">
      <style:graphic-properties draw:textarea-vertical-align="top" draw:auto-grow-height="false" draw:fit-to-size="false" fo:min-height="7.751cm" fo:min-width="9.901cm" fo:wrap-option="no-wrap"/>
    </style:style>
    <style:style style:name="gr6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69cm" fo:padding-top="0.125cm" fo:padding-bottom="0.125cm" fo:padding-left="0.25cm" fo:padding-right="0.25cm" fo:wrap-option="no-wrap"/>
    </style:style>
    <style:style style:name="gr7" style:family="graphic" style:parent-style-name="standard">
      <style:graphic-properties svg:stroke-color="#000000" draw:marker-start="Diamond_20_unfilled" draw:marker-start-width="0.5cm" draw:marker-end="" draw:textarea-vertical-align="middle"/>
    </style:style>
    <style:style style:name="gr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233cm" fo:min-width="7.70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svg:stroke-width="0.018cm" svg:stroke-color="#000000" draw:marker-start="Diamond" draw:marker-start-width="0.5cm" draw:marker-end-width="0.227cm" draw:textarea-vertical-align="middle" fo:padding-top="0.134cm" fo:padding-bottom="0.134cm" fo:padding-left="0.259cm" fo:padding-right="0.259cm"/>
    </style:style>
    <style:style style:name="gr1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svg:stroke-color="#000000" draw:marker-start="" draw:marker-end="Diamond" draw:marker-end-width="0.5cm" draw:textarea-vertical-align="middle"/>
    </style:style>
    <style:style style:name="gr13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334cm" fo:min-width="5.53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svg:stroke-color="#000000" draw:marker-start="Diamond" draw:marker-start-width="0.5cm" draw:marker-end="" draw:textarea-vertical-align="middle"/>
    </style:style>
    <style:style style:name="gr2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svg:stroke-color="#000000" draw:marker-start="" draw:marker-end="Diamond" draw:marker-end-width="0.5cm" draw:fill-color="#000000" draw:textarea-vertical-align="middle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5.617cm" fo:min-width="6.47cm" fo:padding-top="0.125cm" fo:padding-bottom="0.125cm" fo:padding-left="0.25cm" fo:padding-right="0.25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false" draw:fit-to-size="false" fo:min-height="4.034cm" fo:min-width="6.4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svg:stroke-color="#000000" draw:textarea-vertical-align="middle"/>
    </style:style>
    <style:style style:name="gr35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>
      <style:graphic-properties style:protect="size"/>
    </style:style>
    <style:style style:name="pr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32pt" style:font-size-complex="32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20.700000762939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text-align="center" style:punctuation-wrap="hanging" style:writing-mode="lr-tb"/>
      <style:text-properties fo:hyphenate="false"/>
    </style:style>
    <style:style style:name="P8" style:family="paragraph">
      <style:paragraph-properties fo:text-align="start" style:punctuation-wrap="hanging" style:writing-mode="lr-tb"/>
      <style:text-properties fo:hyphenate="false"/>
    </style:style>
    <style:style style:name="P9" style:family="paragraph">
      <style:paragraph-properties fo:text-align="center" style:punctuation-wrap="hanging" style:writing-mode="lr-tb" style:font-independent-line-spacing="true"/>
      <style:text-properties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.7000007629395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ans1" fo:font-size="22pt" fo:letter-spacing="normal" fo:font-style="normal" style:text-underline-style="none" fo:font-weight="normal" style:font-name-asian="DejaVu Sans3" style:font-size-asian="32pt" style:font-style-asian="normal" style:font-weight-asian="normal" style:font-name-complex="DejaVu Sans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bold" style:font-name-asian="DejaVu Sans3" style:font-size-asian="14pt" style:font-style-asian="normal" style:font-weight-asian="bold" style:font-name-complex="DejaVu Sans3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1" fo:font-size="10pt" fo:letter-spacing="normal" fo:font-style="normal" style:text-underline-style="none" fo:font-weight="normal" style:font-name-asian="DejaVu Sans3" style:font-size-asian="10pt" style:font-style-asian="normal" style:font-weight-asian="normal" style:font-name-complex="DejaVu Sans3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1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ans1" fo:font-size="18pt" fo:letter-spacing="normal" fo:font-style="normal" style:text-underline-style="none" fo:font-weight="bold" style:font-name-asian="DejaVu Sans3" style:font-size-asian="18pt" style:font-style-asian="normal" style:font-weight-asian="bold" style:font-name-complex="DejaVu Sans3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6.802cm" svg:height="2.077cm" svg:x="0.198cm" svg:y="0.4cm">
          <text:p text:style-name="P1"><text:span text:style-name="T1"><text:s/></text:span><text:span text:style-name="T1">DB design</text:span></text:p>
          <draw:enhanced-geometry draw:mirror-horizontal="false" draw:mirror-vertical="false" svg:viewBox="0 0 11003 2078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Rectangle 192" draw:style-name="gr2" draw:text-style-name="P3" draw:layer="layout" svg:width="49.577cm" svg:height="29.2cm" svg:x="0.193cm" svg:y="0.4cm">
          <text:p/>
          <draw:enhanced-geometry draw:mirror-horizontal="false" draw:mirror-vertical="false" svg:viewBox="0 0 49578 26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" draw:text-style-name="P4" draw:layer="layout" svg:width="1.336cm" svg:height="0.843cm" svg:x="16.7cm" svg:y="3.4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6" draw:layer="layout" svg:width="3.4cm" svg:height="0.843cm" svg:x="17.8cm" svg:y="0.557cm">
          <text:p text:style-name="P5"><text:span text:style-name="T2">{Ad</text:span><text:span text:style-name="T2">d/D</text:span><text:span text:style-name="T2">elet</text:span><text:span text:style-name="T2">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9" xml:id="id1" draw:id="id1" draw:layer="layout" svg:width="10.4cm" svg:height="8cm" svg:x="28.6cm" svg:y="2.9cm">
          <text:p text:style-name="P7"><text:span text:style-name="T3">User</text:span></text:p>
          <text:p text:style-name="P8"><text:span text:style-name="T4">INT : user_id {PK}</text:span></text:p>
          <text:p text:style-name="P8"><text:span text:style-name="T4">STRING : first_name</text:span></text:p>
          <text:p text:style-name="P8"><text:span text:style-name="T4">STRING : last_name</text:span></text:p>
          <text:p text:style-name="P8"><text:span text:style-name="T4">STRING : nick_name</text:span></text:p>
          <text:p text:style-name="P8"><text:span text:style-name="T4">STRING : email_address</text:span></text:p>
          <text:p text:style-name="P8"><text:span text:style-name="T4">STRING : hashed_password</text:span></text:p>
          <text:p text:style-name="P8"><text:span text:style-name="T4">STRING : salt</text:span></text:p>
          <text:p text:style-name="P8"><text:span text:style-name="T4">DATETIME : created_at</text:span></text:p>
          <text:p text:style-name="P8"><text:span text:style-name="T4">DATETIME : updated_at</text:span></text:p>
          <text:p text:style-name="P8"><text:span text:style-name="T4">DATETIME : last_login_at</text:span></text:p>
          <text:p text:style-name="P8"><text:span text:style-name="T4">DATETIME : last_unsuccessful_login</text:span></text:p>
          <text:p text:style-name="P8"><text:span text:style-name="T4">INT : unseccessful_logins</text:span></text:p>
          <text:p text:style-name="P8"><text:span text:style-name="T4">INT : number_of_comments</text:span></text:p>
          <text:p text:style-name="P8"><text:span text:style-name="T4">INT : rights</text:span></text:p>
          <text:p text:style-name="P8"><text:span text:style-name="T4">BOOLEAN : enabled</text:span></text:p>
          <text:p text:style-name="P8"><text:span text:style-name="T4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draw:enhanced-geometry draw:mirror-horizontal="false" draw:mirror-vertical="false" svg:viewBox="0 0 6033 28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0" xml:id="id2" draw:id="id2" draw:layer="layout" svg:width="6.968cm" svg:height="4.283cm" svg:x="15.132cm" svg:y="4.4cm">
          <text:p text:style-name="P5"><text:span text:style-name="T3">Transcription_xml</text:span></text:p>
          <text:p text:style-name="P5"><text:span text:style-name="T6"/></text:p>
          <text:p text:style-name="P1"><text:span text:style-name="T4">INT : transcription_xml_id {PK}</text:span></text:p>
          <text:p text:style-name="P1"><text:span text:style-name="T4">XML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svg:x1="28.6cm" svg:y1="6.9cm" svg:x2="18.616cm" svg:y2="4.4cm" draw:start-shape="id1" draw:start-glue-point="3" draw:end-shape="id2" draw:end-glue-point="0" svg:d="M28600 6900h-3232v-3037h-6752v537" svg:viewBox="0 0 9985 3038">
          <text:p/>
        </draw:connector>
        <draw:custom-shape draw:name="CustomShape 4" draw:style-name="gr8" draw:text-style-name="P10" xml:id="id3" draw:id="id3" draw:layer="layout" svg:width="8.2cm" svg:height="4.482cm" svg:x="38.2cm" svg:y="21.8cm">
          <text:p text:style-name="P5"><text:span text:style-name="T3">Comment</text:span></text:p>
          <text:p text:style-name="P5"><text:span text:style-name="T4"/></text:p>
          <text:p text:style-name="P1"><text:span text:style-name="T4">INT : comment_id {PK}</text:span></text:p>
          <text:p text:style-name="P1"><text:span text:style-name="T4">INT : user_id {FK)</text:span></text:p>
          <text:p text:style-name="P1"><text:span text:style-name="T4">DATETIME : created_at </text:span></text:p>
          <text:p text:style-name="P1"><text:span text:style-name="T4">DATETIME : updated_at</text:span></text:p>
          <text:p text:style-name="P1"><text:span text:style-name="T4">INT : image_id {FK}</text:span></text:p>
          <text:p text:style-name="P1"><text:span text:style-name="T4">TEXT : content</text:span></text:p>
          <text:p text:style-name="P1"><text:span text:style-name="T4">BOOL : visible</text:span></text:p>
          <text:p text:style-name="P1"><text:span text:style-name="T5"/></text:p>
          <draw:enhanced-geometry draw:mirror-horizontal="false" draw:mirror-vertical="false" svg:viewBox="0 0 8201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1" draw:layer="layout" svg:x1="33.8cm" svg:y1="10.9cm" svg:x2="42.3cm" svg:y2="21.8cm" draw:start-shape="id1" draw:start-glue-point="2" draw:end-shape="id3" draw:end-glue-point="0" svg:d="M33800 10900v5433h8500v5467" svg:viewBox="0 0 8501 10901">
          <text:p/>
        </draw:connector>
        <draw:custom-shape draw:name="TextBox 59" draw:style-name="gr10" draw:text-style-name="P4" draw:layer="layout" svg:width="1.4cm" svg:height="0.843cm" svg:x="34.2cm" svg:y="11.157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1" draw:text-style-name="P4" draw:layer="layout" svg:width="1.353cm" svg:height="0.843cm" svg:x="40.247cm" svg:y="20.8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11" draw:layer="layout" draw:line-skew="1.382cm 1.464cm" svg:x1="42.3cm" svg:y1="26.282cm" svg:x2="46.4cm" svg:y2="24.041cm" draw:start-shape="id3" draw:start-glue-point="2" draw:end-shape="id3" draw:end-glue-point="1" svg:d="M42300 26282v1918h6100v-4159h-2000" svg:viewBox="0 0 6101 4160">
          <text:p/>
        </draw:connector>
        <draw:custom-shape draw:name="TextBox 59" draw:style-name="gr13" draw:text-style-name="P4" draw:layer="layout" svg:width="1.453cm" svg:height="0.843cm" svg:x="40.6cm" svg:y="26.6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6" draw:layer="layout" svg:width="3.8cm" svg:height="0.843cm" svg:x="44cm" svg:y="27.157cm">
          <text:p text:style-name="P5"><text:span text:style-name="T2">{ha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" draw:text-style-name="P6" draw:layer="layout" svg:width="2.4cm" svg:height="0.843cm" svg:x="34cm" svg:y="14.357cm">
          <text:p text:style-name="P5"><text:span text:style-name="T2">{writes}</text:span></text:p>
          <draw:enhanced-geometry draw:mirror-horizontal="false" draw:mirror-vertical="false" svg:viewBox="0 0 27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6" draw:text-style-name="P4" draw:layer="layout" svg:width="1.353cm" svg:height="0.843cm" svg:x="46.647cm" svg:y="22.957cm">
          <text:p text:style-name="P1"><text:span text:style-name="T2">0..*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7" draw:text-style-name="P4" draw:layer="layout" svg:width="1.336cm" svg:height="0.843cm" svg:x="27.064cm" svg:y="5.66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8" draw:text-style-name="P4" draw:layer="layout" svg:width="1.336cm" svg:height="0.843cm" svg:x="4.768cm" svg:y="3.2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10" xml:id="id4" draw:id="id4" draw:layer="layout" svg:width="6.032cm" svg:height="4.583cm" svg:x="3.2cm" svg:y="4.217cm">
          <text:p text:style-name="P5"><text:span text:style-name="T3">Page_image</text:span></text:p>
          <text:p text:style-name="P5"><text:span text:style-name="T6"/></text:p>
          <text:p text:style-name="P1"><text:span text:style-name="T4">INT : image_id {PK}</text:span></text:p>
          <text:p text:style-name="P1"><text:span text:style-name="T4">INT : transcription_xml_id {FK}</text:span></text:p>
          <text:p text:style-name="P1"><text:span text:style-name="T4">INT : transcription_json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BLOB : binary_image</text:span></text:p>
          <text:p text:style-name="P1"><text:span text:style-name="T4"/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7" draw:text-style-name="P11" draw:layer="layout" draw:line-skew="-0.999cm" svg:x1="33.8cm" svg:y1="2.9cm" svg:x2="6.216cm" svg:y2="4.217cm" draw:start-shape="id1" draw:start-glue-point="0" draw:end-shape="id4" draw:end-glue-point="0" svg:d="M33800 2900v-1500h-27584v2817" svg:viewBox="0 0 27585 2818">
          <text:p/>
        </draw:connector>
        <draw:connector draw:style-name="gr20" draw:text-style-name="P11" draw:layer="layout" draw:line-skew="-0.764cm" svg:x1="3.2cm" svg:y1="6.508cm" svg:x2="38.2cm" svg:y2="24.041cm" draw:start-shape="id4" draw:start-glue-point="3" draw:end-shape="id3" draw:end-glue-point="3" svg:d="M3200 6508h-1300v17533h36300" svg:viewBox="0 0 36301 17534">
          <text:p/>
        </draw:connector>
        <draw:custom-shape draw:name="TextBox 59" draw:style-name="gr21" draw:text-style-name="P4" draw:layer="layout" svg:width="1.353cm" svg:height="0.843cm" svg:x="1.547cm" svg:y="5cm">
          <text:p text:style-name="P1"><text:span text:style-name="T2">1..1</text:span></text:p>
          <draw:enhanced-geometry draw:mirror-horizontal="false" draw:mirror-vertical="false" svg:viewBox="0 0 1754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2" draw:text-style-name="P6" draw:layer="layout" svg:width="1.8cm" svg:height="0.843cm" svg:x="11.4cm" svg:y="5.4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3" draw:text-style-name="P12" draw:layer="layout" svg:x1="15.132cm" svg:y1="6.541cm" svg:x2="9.232cm" svg:y2="6.508cm" draw:start-shape="id2" draw:start-glue-point="3" draw:end-shape="id4" draw:end-glue-point="1" svg:d="M15132 6541h-2950v-33h-2950" svg:viewBox="0 0 5901 34">
          <text:p/>
        </draw:connector>
        <draw:custom-shape draw:name="TextBox 28" draw:style-name="gr24" draw:text-style-name="P6" draw:layer="layout" svg:width="1.8cm" svg:height="0.843cm" svg:x="20cm" svg:y="22.957cm">
          <text:p text:style-name="P5"><text:span text:style-name="T2">{has}</text:span></text:p>
          <draw:enhanced-geometry draw:mirror-horizontal="false" draw:mirror-vertical="false" svg:viewBox="0 0 48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5" draw:text-style-name="P6" draw:layer="layout" svg:width="3.4cm" svg:height="0.843cm" svg:x="21.8cm" svg:y="3cm">
          <text:p text:style-name="P5"><text:span text:style-name="T2">{Add/Delete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6" draw:text-style-name="P4" draw:layer="layout" svg:width="1.336cm" svg:height="0.843cm" svg:x="16.664cm" svg:y="11.517cm">
          <text:p text:style-name="P1"><text:span text:style-name="T2">1..*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7" draw:text-style-name="P10" xml:id="id5" draw:id="id5" draw:layer="layout" svg:width="6.969cm" svg:height="5.866cm" svg:x="15.131cm" svg:y="12.534cm">
          <text:p text:style-name="P5"><text:span text:style-name="T3">Transcription_JSON</text:span></text:p>
          <text:p text:style-name="P5"><text:span text:style-name="T3">paragraph</text:span></text:p>
          <text:p text:style-name="P1"><text:span text:style-name="T4">INT : transcription_json_id {PK}</text:span></text:p>
          <text:p text:style-name="P1"><text:span text:style-name="T4">INT : transcription_xml_id {FK}</text:span></text:p>
          <text:p text:style-name="P1"><text:span text:style-name="T4">STRING : title</text:span></text:p>
          <text:p text:style-name="P1"><text:span text:style-name="T4">DATE : date</text:span></text:p>
          <text:p text:style-name="P1"><text:span text:style-name="T4">STRING : language</text:span></text:p>
          <text:p text:style-name="P1"><text:span text:style-name="T4">JSONB : content</text:span></text:p>
          <text:p text:style-name="P1"><text:span text:style-name="T4">INT : image_id {FK}</text:span></text:p>
          <text:p text:style-name="P1"><text:span text:style-name="T4">INT : uploaded_by {FK}</text:span></text:p>
          <text:p text:style-name="P1"><text:span text:style-name="T4">DATETIME : created_at</text:span></text:p>
          <text:p text:style-name="P1"><text:span text:style-name="T4">DATETIME : updated_at</text:span></text:p>
          <text:p text:style-name="P1"><text:span text:style-name="T4"><text:s/>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8" draw:text-style-name="P6" draw:layer="layout" svg:width="4.001cm" svg:height="0.843cm" svg:x="14.399cm" svg:y="10.4cm">
          <text:p text:style-name="P5"><text:span text:style-name="T2">{is transform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1" draw:layer="layout" svg:x1="18.616cm" svg:y1="8.683cm" svg:x2="18.615cm" svg:y2="12.534cm" draw:start-shape="id2" draw:start-glue-point="2" draw:end-shape="id5" draw:end-glue-point="0" svg:d="M18616 8683v1925h-1v1926" svg:viewBox="0 0 2 3852">
          <text:p/>
        </draw:connector>
        <draw:custom-shape draw:name="TextBox 59" draw:style-name="gr29" draw:text-style-name="P4" draw:layer="layout" svg:width="1.336cm" svg:height="0.843cm" svg:x="16.664cm" svg:y="8.9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0" draw:text-style-name="P4" draw:layer="layout" svg:width="1.336cm" svg:height="0.843cm" svg:x="13.6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" draw:text-style-name="P4" draw:layer="layout" svg:width="1.336cm" svg:height="0.843cm" svg:x="9.464cm" svg:y="5.2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2" draw:text-style-name="P4" draw:layer="layout" svg:width="1.336cm" svg:height="0.843cm" svg:x="24.733cm" svg:y="11.5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10" xml:id="id7" draw:id="id7" draw:layer="layout" svg:width="6.969cm" svg:height="4.283cm" svg:x="23.2cm" svg:y="12.517cm">
          <text:p text:style-name="P5"><text:span text:style-name="T3">Searches</text:span></text:p>
          <text:p text:style-name="P5"><text:span text:style-name="T6"/></text:p>
          <text:p text:style-name="P1"><text:span text:style-name="T4">INT : <text:s/>search_id {PK}</text:span></text:p>
          <text:p text:style-name="P1"><text:span text:style-name="T4">STRING : title</text:span></text:p>
          <text:p text:style-name="P1"><text:span text:style-name="T4">TEXT : content</text:span></text:p>
          <text:p text:style-name="P1"><text:span text:style-name="T4">DATETIME : created_at</text:span></text:p>
          <text:p text:style-name="P1"><text:span text:style-name="T4">DATETIME : updated_at </text:span></text:p>
          <text:p text:style-name="P1"><text:span text:style-name="T5"><text:s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6033 4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11" xml:id="id6" draw:id="id6" draw:layer="layout" svg:x1="22.1cm" svg:y1="6.541cm" svg:x2="24.518cm" svg:y2="9.79cm" draw:start-shape="id2" draw:start-glue-point="1" svg:d="M22100 6541h1477v3249h941" svg:viewBox="0 0 2419 3250">
          <text:p/>
        </draw:connector>
        <draw:connector draw:style-name="gr34" draw:text-style-name="P11" draw:layer="layout" draw:line-skew="-1.336cm" svg:x1="24.518cm" svg:y1="9.79cm" svg:x2="26.684cm" svg:y2="12.517cm" draw:start-shape="id6" draw:start-glue-point="3" draw:end-shape="id7" draw:end-glue-point="0" svg:d="M24518 9790v10h2166v2717" svg:viewBox="0 0 2167 2728">
          <text:p/>
        </draw:connector>
        <draw:custom-shape draw:name="TextBox 59" draw:style-name="gr35" draw:text-style-name="P4" draw:layer="layout" svg:width="1.336cm" svg:height="0.843cm" svg:x="22.264cm" svg:y="5.157cm">
          <text:p text:style-name="P1"><text:span text:style-name="T2">1..1</text:span></text:p>
          <draw:enhanced-geometry draw:mirror-horizontal="false" draw:mirror-vertical="false" svg:viewBox="0 0 1754 11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6" draw:text-style-name="P6" draw:layer="layout" svg:width="4.001cm" svg:height="0.843cm" svg:x="23.4cm" svg:y="8.947cm">
          <text:p text:style-name="P5"><text:span text:style-name="T2">{is indexed}</text:span></text:p>
          <draw:enhanced-geometry draw:mirror-horizontal="false" draw:mirror-vertical="false" svg:viewBox="0 0 4901 1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7" draw:layer="layout" svg:width="16.703cm" svg:height="10.022cm" svg:x="2.148cm" svg:y="3.713cm" draw:page-number="1" presentation:class="page"/>
          <draw:frame draw:name="Notes Placeholder 2" presentation:style-name="pr1" draw:text-style-name="P1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15" draw:layer="layout" svg:width="9.101cm" svg:height="1.489cm" svg:x="11.893cm" svg:y="28.209cm" presentation:class="page-number" presentation:user-transformed="true">
            <draw:text-box>
              <text:p text:style-name="P14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3" svg:font-family="'DejaVu Sans'"/>
    <style:font-face style:name="Droid Sans1" svg:font-family="'Droid Sans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Droid Sans" svg:font-family="'Droid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8pt" style:language-asian="en" style:country-asian="US" style:font-style-asian="normal" style:font-weight-asian="normal" style:font-name-complex="DejaVu Sans3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3" style:font-family-asian="'DejaVu Sans'" style:font-size-asian="20pt" style:font-style-asian="normal" style:font-weight-asian="normal" style:font-name-complex="DejaVu Sans3" style:font-family-complex="'DejaVu Sans'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3" style:font-family-asian="'DejaVu Sans'" style:font-size-asian="18pt" style:font-style-asian="normal" style:font-weight-asian="normal" style:font-name-complex="DejaVu Sans3" style:font-family-complex="'DejaVu Sans'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7000007629395pt" fo:letter-spacing="normal" fo:language="en" fo:country="US" fo:font-style="normal" fo:text-shadow="none" style:text-underline-style="none" fo:font-weight="normal" style:letter-kerning="true" style:font-name-asian="DejaVu Sans3" style:font-family-asian="'DejaVu Sans'" style:font-size-asian="20.7000007629395pt" style:language-asian="en" style:country-asian="US" style:font-style-asian="normal" style:font-weight-asian="normal" style:font-name-complex="DejaVu Sans3" style:font-family-complex="'DejaVu Sans'" style:font-size-complex="20.700000762939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29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5.00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44.996cm" svg:height="5.008cm" svg:x="2.5cm" svg:y="1.196cm" presentation:class="title" presentation:user-transformed="true">
        <draw:text-box>
          <text:p/>
        </draw:text-box>
      </draw:frame>
      <draw:frame presentation:style-name="Title_20_Only-outline1" draw:layer="backgroundobjects" svg:width="45cm" svg:height="17.398cm" svg:x="2.5cm" svg:y="7.019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toyanov, Radostin</meta:initial-creator>
    <meta:editing-cycles>84</meta:editing-cycles>
    <meta:creation-date>2016-10-16T09:13:18</meta:creation-date>
    <dc:date>2017-01-28T15:12:47.166758785</dc:date>
    <dc:language>en-GB</dc:language>
    <meta:editing-duration>PT4H2M49S</meta:editing-duration>
    <meta:generator>LibreOffice/5.1.4.2$Linux_X86_64 LibreOffice_project/10m0$Build-2</meta:generator>
    <meta:document-statistic meta:object-count="6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